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weight="normal" officeooo:rsid="001606cc" officeooo:paragraph-rsid="001606cc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0a90f8" officeooo:paragraph-rsid="000a90f8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bold" officeooo:rsid="000b8cd4" officeooo:paragraph-rsid="000b8cd4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bold" officeooo:rsid="000c5f68" officeooo:paragraph-rsid="000c5f68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weight="bold" officeooo:rsid="000e4cb5" officeooo:paragraph-rsid="000e4cb5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weight="bold" officeooo:rsid="00110b85" officeooo:paragraph-rsid="00110b85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weight="bold" officeooo:rsid="001606cc" officeooo:paragraph-rsid="001606cc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weight="bold" officeooo:rsid="0033a7cf" officeooo:paragraph-rsid="0033a7cf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weight="bold" officeooo:rsid="0038f0a7" officeooo:paragraph-rsid="0038f0a7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weight="bold" officeooo:rsid="0038f0a7" officeooo:paragraph-rsid="003efaee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weight="bold" officeooo:rsid="0038f0a7" officeooo:paragraph-rsid="0040551c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weight="bold" officeooo:rsid="004764b5" officeooo:paragraph-rsid="004764b5" style:font-weight-asian="bold" style:font-weight-complex="bold"/>
    </style:style>
    <style:style style:name="T1" style:family="text">
      <style:text-properties fo:font-weight="bold" officeooo:rsid="000a90f8" style:font-weight-asian="bold" style:font-weight-complex="bold"/>
    </style:style>
    <style:style style:name="T2" style:family="text">
      <style:text-properties fo:font-weight="bold" officeooo:rsid="001ff1d4" style:font-weight-asian="bold" style:font-weight-complex="bold"/>
    </style:style>
    <style:style style:name="T3" style:family="text">
      <style:text-properties fo:font-weight="bold" officeooo:rsid="00277069" style:font-weight-asian="bold" style:font-weight-complex="bold"/>
    </style:style>
    <style:style style:name="T4" style:family="text">
      <style:text-properties fo:font-weight="bold" officeooo:rsid="0028179b" style:font-weight-asian="bold" style:font-weight-complex="bold"/>
    </style:style>
    <style:style style:name="T5" style:family="text">
      <style:text-properties fo:font-weight="bold" officeooo:rsid="0029314e" style:font-weight-asian="bold" style:font-weight-complex="bold"/>
    </style:style>
    <style:style style:name="T6" style:family="text">
      <style:text-properties fo:font-weight="bold" officeooo:rsid="002e2d0f" style:font-weight-asian="bold" style:font-weight-complex="bold"/>
    </style:style>
    <style:style style:name="T7" style:family="text">
      <style:text-properties fo:font-weight="bold" officeooo:rsid="002f7e11" style:font-weight-asian="bold" style:font-weight-complex="bold"/>
    </style:style>
    <style:style style:name="T8" style:family="text">
      <style:text-properties fo:font-weight="bold" officeooo:rsid="00324d2a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0ba3a8" style:font-weight-asian="normal" style:font-weight-complex="normal"/>
    </style:style>
    <style:style style:name="T11" style:family="text">
      <style:text-properties fo:font-weight="normal" officeooo:rsid="000f3182" style:font-weight-asian="normal" style:font-weight-complex="normal"/>
    </style:style>
    <style:style style:name="T12" style:family="text">
      <style:text-properties fo:font-weight="normal" officeooo:rsid="000f96bf" style:font-weight-asian="normal" style:font-weight-complex="normal"/>
    </style:style>
    <style:style style:name="T13" style:family="text">
      <style:text-properties fo:font-weight="normal" officeooo:rsid="0011c6ee" style:font-weight-asian="normal" style:font-weight-complex="normal"/>
    </style:style>
    <style:style style:name="T14" style:family="text">
      <style:text-properties fo:font-weight="normal" officeooo:rsid="00123a58" style:font-weight-asian="normal" style:font-weight-complex="normal"/>
    </style:style>
    <style:style style:name="T15" style:family="text">
      <style:text-properties fo:font-weight="normal" officeooo:rsid="00183cbb" style:font-weight-asian="normal" style:font-weight-complex="normal"/>
    </style:style>
    <style:style style:name="T16" style:family="text">
      <style:text-properties fo:font-weight="normal" officeooo:rsid="0019ea13" style:font-weight-asian="normal" style:font-weight-complex="normal"/>
    </style:style>
    <style:style style:name="T17" style:family="text">
      <style:text-properties fo:font-weight="normal" officeooo:rsid="001b28d6" style:font-weight-asian="normal" style:font-weight-complex="normal"/>
    </style:style>
    <style:style style:name="T18" style:family="text">
      <style:text-properties fo:font-weight="normal" officeooo:rsid="001c910d" style:font-weight-asian="normal" style:font-weight-complex="normal"/>
    </style:style>
    <style:style style:name="T19" style:family="text">
      <style:text-properties fo:font-weight="normal" officeooo:rsid="0037b00c" style:font-weight-asian="normal" style:font-weight-complex="normal"/>
    </style:style>
    <style:style style:name="T20" style:family="text">
      <style:text-properties fo:font-weight="normal" officeooo:rsid="0038305d" style:font-weight-asian="normal" style:font-weight-complex="normal"/>
    </style:style>
    <style:style style:name="T21" style:family="text">
      <style:text-properties fo:font-weight="normal" officeooo:rsid="0038a44e" style:font-weight-asian="normal" style:font-weight-complex="normal"/>
    </style:style>
    <style:style style:name="T22" style:family="text">
      <style:text-properties fo:font-weight="normal" officeooo:rsid="003976ce" style:font-weight-asian="normal" style:font-weight-complex="normal"/>
    </style:style>
    <style:style style:name="T23" style:family="text">
      <style:text-properties fo:font-weight="normal" officeooo:rsid="003ba356" style:font-weight-asian="normal" style:font-weight-complex="normal"/>
    </style:style>
    <style:style style:name="T24" style:family="text">
      <style:text-properties fo:font-weight="normal" officeooo:rsid="003d3a29" style:font-weight-asian="normal" style:font-weight-complex="normal"/>
    </style:style>
    <style:style style:name="T25" style:family="text">
      <style:text-properties fo:font-weight="normal" officeooo:rsid="003efaee" style:font-weight-asian="normal" style:font-weight-complex="normal"/>
    </style:style>
    <style:style style:name="T26" style:family="text">
      <style:text-properties fo:font-weight="normal" officeooo:rsid="0040551c" style:font-weight-asian="normal" style:font-weight-complex="normal"/>
    </style:style>
    <style:style style:name="T27" style:family="text">
      <style:text-properties fo:font-weight="normal" officeooo:rsid="00421e30" style:font-weight-asian="normal" style:font-weight-complex="normal"/>
    </style:style>
    <style:style style:name="T28" style:family="text">
      <style:text-properties fo:font-weight="normal" officeooo:rsid="0043b883" style:font-weight-asian="normal" style:font-weight-complex="normal"/>
    </style:style>
    <style:style style:name="T29" style:family="text">
      <style:text-properties officeooo:rsid="000f96bf"/>
    </style:style>
    <style:style style:name="T30" style:family="text">
      <style:text-properties officeooo:rsid="00123a58"/>
    </style:style>
    <style:style style:name="T31" style:family="text">
      <style:text-properties officeooo:rsid="0019ea13"/>
    </style:style>
    <style:style style:name="T32" style:family="text">
      <style:text-properties officeooo:rsid="001b28d6"/>
    </style:style>
    <style:style style:name="T33" style:family="text">
      <style:text-properties officeooo:rsid="001c910d"/>
    </style:style>
    <style:style style:name="T34" style:family="text">
      <style:text-properties officeooo:rsid="001ff1d4"/>
    </style:style>
    <style:style style:name="T35" style:family="text">
      <style:text-properties officeooo:rsid="0020a238"/>
    </style:style>
    <style:style style:name="T36" style:family="text">
      <style:text-properties officeooo:rsid="00277069"/>
    </style:style>
    <style:style style:name="T37" style:family="text">
      <style:text-properties officeooo:rsid="0029314e"/>
    </style:style>
    <style:style style:name="T38" style:family="text">
      <style:text-properties officeooo:rsid="002e2d0f"/>
    </style:style>
    <style:style style:name="T39" style:family="text">
      <style:text-properties officeooo:rsid="002f7e11"/>
    </style:style>
    <style:style style:name="T40" style:family="text">
      <style:text-properties officeooo:rsid="00324d2a"/>
    </style:style>
    <style:style style:name="T41" style:family="text">
      <style:text-properties officeooo:rsid="0037b00c"/>
    </style:style>
    <style:style style:name="T42" style:family="text">
      <style:text-properties officeooo:rsid="0038a44e"/>
    </style:style>
    <style:style style:name="T43" style:family="text">
      <style:text-properties officeooo:rsid="003ba356"/>
    </style:style>
    <style:style style:name="T44" style:family="text">
      <style:text-properties officeooo:rsid="003d3a29"/>
    </style:style>
    <style:style style:name="T45" style:family="text">
      <style:text-properties officeooo:rsid="003efaee"/>
    </style:style>
    <style:style style:name="T46" style:family="text">
      <style:text-properties officeooo:rsid="0040551c"/>
    </style:style>
    <style:style style:name="T47" style:family="text">
      <style:text-properties officeooo:rsid="00421e30"/>
    </style:style>
    <style:style style:name="T48" style:family="text">
      <style:text-properties officeooo:rsid="0043b88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<text:span text:style-name="T1">FireBase Authentication</text:span></text:p>
      <text:p text:style-name="P2"/>
      <text:p text:style-name="P4">Required: <text:span text:style-name="T9">install firebase, react-dom, react-router, react-router-dom.</text:span></text:p>
      <text:p text:style-name="P4"><text:span text:style-name="T9"/></text:p>
      <text:p text:style-name="P5"><text:span text:style-name="T9">Create a .env file </text:span><text:span text:style-name="T10">and add the firebase auth web keys.</text:span></text:p>
      <text:p text:style-name="P5"><text:span text:style-name="T10"/></text:p>
      <text:p text:style-name="P6"><text:span text:style-name="T10">C</text:span><text:span text:style-name="T9">reate base.js in root and paste the .env file keys in base.js</text:span></text:p>
      <text:p text:style-name="P6"><text:span text:style-name="T9"/></text:p>
      <text:p text:style-name="P7">Home.js </text:p>
      <text:p text:style-name="P7"><text:tab/></text:p>
      <text:p text:style-name="P7"><text:tab/><text:span text:style-name="T12">In</text:span><text:span text:style-name="T29"> Button</text:span><text:span text:style-name="T12"> click,</text:span> <text:span text:style-name="T11">app.auth().signOut() - it will sign out from auth() module.</text:span></text:p>
      <text:p text:style-name="P7"><text:span text:style-name="T11"/></text:p>
      <text:p text:style-name="P8"><text:span text:style-name="T11">W</text:span><text:span text:style-name="T9">e need something to store the logged in status. When the user is logged in and update our component tree. To overcome this, we use </text:span><text:span text:style-name="T13">React context api. </text:span><text:span text:style-name="T14">Refer </text:span><text:span text:style-name="T30">Auth.js</text:span></text:p>
      <text:p text:style-name="P8"/>
      <text:p text:style-name="P9">Auth.js</text:p>
      <text:p text:style-name="P9"/>
      <text:p text:style-name="P9"><text:tab/><text:span text:style-name="T15">Creat context like createContext(); - It is used to propagate some data to all the react component tree.</text:span></text:p>
      <text:p text:style-name="P9"><text:span text:style-name="T15"/></text:p>
      <text:p text:style-name="P9"><text:span text:style-name="T15"><text:tab/></text:span><text:span text:style-name="T16">Create </text:span><text:span text:style-name="T31">AuthProvider –</text:span><text:span text:style-name="T16"> It will store our authentication status.</text:span></text:p>
      <text:p text:style-name="P9"><text:span text:style-name="T16"/></text:p>
      <text:p text:style-name="P9"><text:span text:style-name="T16"><text:tab/></text:span><text:span text:style-name="T32">Const [currentUser, setCurrentUser] = useState(null) –</text:span><text:span text:style-name="T17"> It will hold our user and update it <text:s/>whenever authentication state is changed </text:span><text:span text:style-name="T18">using </text:span><text:span text:style-name="T35">app.auth().onAuthStateChanged(</text:span><text:span text:style-name="T33">setCurrentUser</text:span><text:span text:style-name="T35">)</text:span><text:span text:style-name="T33">.</text:span></text:p>
      <text:p text:style-name="P9"/>
      <text:p text:style-name="P3"><text:tab/><text:span text:style-name="T4">u</text:span><text:span text:style-name="T2">seEffect () </text:span><text:span text:style-name="T34">- Hook to change the signup state </text:span><text:span text:style-name="T36">and </text:span><text:span text:style-name="T3">[] </text:span><text:span text:style-name="T36">empty array is passed as second argument to </text:span><text:span text:style-name="T3">useEffect(), </text:span><text:span text:style-name="T37">so it runs only once as our </text:span><text:span text:style-name="T5">AuthProvider </text:span><text:span text:style-name="T37">will be mounted.</text:span></text:p>
      <text:p text:style-name="P3"/>
      <text:p text:style-name="P3"><text:tab/><text:span text:style-name="T6">AuthContext.Provider – </text:span><text:span text:style-name="T38">we will pass the </text:span><text:span text:style-name="T6">currentUser </text:span><text:span text:style-name="T38">that we get from the firebase </text:span><text:span text:style-name="T39">on every </text:span><text:span text:style-name="T7">onAuthStateChange.</text:span></text:p>
      <text:p text:style-name="P3"><text:span text:style-name="T7"/></text:p>
      <text:p text:style-name="P3"><text:span text:style-name="T7"><text:tab/></text:span><text:span text:style-name="T40">We render </text:span><text:span text:style-name="T8">children </text:span><text:span text:style-name="T40">passed to this component.</text:span></text:p>
      <text:p text:style-name="P3"/>
      <text:p text:style-name="P10">PrivateRoute.js</text:p>
      <text:p text:style-name="P10"/>
      <text:p text:style-name="P10"><text:tab/><text:span text:style-name="T19">In</text:span><text:span text:style-name="T41"> PrivateRoute -</text:span><text:span text:style-name="T19"> we need to know which component should we render </text:span><text:span text:style-name="T20">if user is authenticated, </text:span><text:span text:style-name="T21">so we use </text:span><text:span text:style-name="T42">component </text:span><text:span text:style-name="T21">and </text:span><text:span text:style-name="T42">...rest </text:span><text:span text:style-name="T21">of the props</text:span></text:p>
      <text:p text:style-name="P10"><text:span text:style-name="T21"/></text:p>
      <text:p text:style-name="P11">SignUp.js</text:p>
      <text:p text:style-name="P11"/>
      <text:p text:style-name="P11"><text:tab/><text:span text:style-name="T9">We use </text:span>useCallback <text:span text:style-name="T22">hook, we use it to minimize the callback. </text:span></text:p>
      <text:p text:style-name="P11"><text:span text:style-name="T22"><text:tab/></text:span></text:p>
      <text:p text:style-name="P11"><text:span text:style-name="T22"><text:tab/></text:span><text:span text:style-name="T43">preventDefault() </text:span><text:span text:style-name="T23">- it wont reload the page when user clicked submit.</text:span></text:p>
      <text:p text:style-name="P11"><text:span text:style-name="T23"/></text:p>
      <text:p text:style-name="P12"><text:span text:style-name="T23"><text:tab/></text:span><text:span text:style-name="T44">Const { email, password } = event.target.element –</text:span><text:span text:style-name="T24"> </text:span><text:span text:style-name="T44">target </text:span><text:span text:style-name="T24">is the form,</text:span><text:span text:style-name="T44"> element</text:span><text:span text:style-name="T24"> is the list of elements inside the form.</text:span></text:p>
      <text:p text:style-name="P12"><text:span text:style-name="T24"/></text:p>
      <text:p text:style-name="P13"><text:span text:style-name="T24"><text:tab/></text:span><text:span text:style-name="T45">Try</text:span><text:span text:style-name="T25"> – we use this to create a user with firebase api.</text:span></text:p>
      <text:p text:style-name="P13"><text:span text:style-name="T25"/></text:p>
      <text:p text:style-name="P13"><text:span text:style-name="T25"><text:tab/></text:span><text:span text:style-name="T47">Hi</text:span><text:span text:style-name="T46">story.</text:span><text:span text:style-name="T47">push(“/”)</text:span><text:span text:style-name="T26"> – we use history object to redirect us to the root path.</text:span><text:span text:style-name="T24"> </text:span></text:p>
      <text:p text:style-name="P13"><text:span text:style-name="T24"><text:tab/></text:span><text:span text:style-name="T28">Then we send the </text:span><text:span text:style-name="T48">handleSignUp </text:span><text:span text:style-name="T28">to the form after </text:span><text:span text:style-name="T48">callback.</text:span></text:p>
      <text:p text:style-name="P14"><text:soft-page-break/>Login.js</text:p>
      <text:p text:style-name="P14"><text:tab/></text:p>
      <text:p text:style-name="P14"><text:tab/><text:span text:style-name="T9">It is same as </text:span>Signup.js</text:p>
      <text:p text:style-name="P8"><text:span text:style-name="T13"/></text:p>
      <text:p text:style-name="P8"><text:span text:style-name="T13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25T14:37:07.969334610</meta:creation-date>
    <dc:date>2021-02-25T15:13:58.133329222</dc:date>
    <meta:editing-duration>PT36M30S</meta:editing-duration>
    <meta:editing-cycles>47</meta:editing-cycles>
    <meta:generator>LibreOffice/7.0.2.2$Linux_X86_64 LibreOffice_project/00$Build-2</meta:generator>
    <meta:document-statistic meta:table-count="0" meta:image-count="0" meta:object-count="0" meta:page-count="2" meta:paragraph-count="28" meta:word-count="282" meta:character-count="1780" meta:non-whitespace-character-count="1494"/>
  </office:meta>
</office:document-meta>
</file>